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9632" officeooo:paragraph-rsid="001b963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9632" officeooo:paragraph-rsid="001b9632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 5</text:p>
      <text:p text:style-name="P1"/>
      <text:p text:style-name="P2">Is it possible to ask for a code without provide a cod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2:21:47.157096245</meta:creation-date>
    <dc:date>2018-07-12T22:22:35.348199713</dc:date>
    <meta:editing-duration>PT50S</meta:editing-duration>
    <meta:editing-cycles>1</meta:editing-cycles>
    <meta:document-statistic meta:table-count="0" meta:image-count="0" meta:object-count="0" meta:page-count="1" meta:paragraph-count="2" meta:word-count="14" meta:character-count="62" meta:non-whitespace-character-count="50"/>
    <meta:generator>LibreOffice/6.0.3.2$Linux_X86_64 LibreOffice_project/00m0$Build-2</meta:generator>
  </office:meta>
</office:document-meta>
</file>